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1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.766cm" fo:min-width="0.007cm"/>
    </style:style>
    <style:style style:name="gr7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86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87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88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8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9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9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9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93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94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9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96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97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98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9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00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0000" draw:opacity="25%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ff0000" draw:opacity="15%"/>
      <style:paragraph-properties fo:text-align="center"/>
    </style:style>
    <style:style style:name="P26" style:family="paragraph">
      <loext:graphic-properties draw:fill-color="#ff0000" draw:opacity="10%"/>
      <style:paragraph-properties fo:text-align="center"/>
    </style:style>
    <style:style style:name="P27" style:family="paragraph">
      <loext:graphic-properties draw:fill-color="#ff0000" draw:opacity="5%"/>
      <style:paragraph-properties fo:text-align="center"/>
    </style:style>
    <style:style style:name="P28" style:family="paragraph">
      <loext:graphic-properties draw:fill-color="#ff0000" draw:opacity="100%"/>
      <style:paragraph-properties fo:text-align="center"/>
    </style:style>
    <style:style style:name="P29" style:family="paragraph">
      <loext:graphic-properties draw:fill-color="#000000" draw:opacity="5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9" draw:layer="layout" svg:width="35.56cm" svg:height="35.559cm" draw:transform="rotate (-1.5707963267949) translate (46.416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6.671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7" draw:layer="layout" svg:width="35.56cm" svg:height="35.559cm" draw:transform="rotate (-1.5707963267949) translate (46.925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3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179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4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432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4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687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4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941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4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3" draw:layer="layout" svg:width="12.649cm" svg:height="12.649cm" draw:transform="rotate (-1.5707963267949) translate (24.609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195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4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1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448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4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1" draw:layer="layout" svg:width="11.125cm" svg:height="11.125cm" draw:transform="rotate (-1.5707963267949) translate (23.89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702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5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8" draw:layer="layout" svg:width="10.414cm" svg:height="10.413cm" draw:transform="rotate (-1.5707963267949) translate (23.632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957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5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5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8.941cm" svg:height="8.941cm" draw:transform="rotate (-1.5707963267949) translate (22.95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5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8.001cm" svg:height="8.001cm" draw:transform="rotate (-1.5707963267949) translate (22.445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6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7.239cm" svg:height="7.239cm" draw:transform="rotate (-1.5707963267949) translate (22.064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6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6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5.613cm" svg:height="5.613cm" draw:transform="rotate (-1.5707963267949) translate (21.25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6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7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7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7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9" draw:layer="layout" svg:width="1.448cm" svg:height="1.449cm" draw:transform="rotate (-1.5707963267949) translate (19.143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8" draw:text-style-name="P27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18.105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0" draw:text-style-name="P27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1" draw:text-style-name="P29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2" draw:text-style-name="P27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3" draw:text-style-name="P27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1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4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5" draw:text-style-name="P27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3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76" draw:text-style-name="P27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77" draw:text-style-name="P27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78" draw:text-style-name="P27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6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79" draw:text-style-name="P27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7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0" draw:text-style-name="P27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81" draw:text-style-name="P27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82" draw:text-style-name="P27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45" draw:text-style-name="P18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35.56cm" svg:height="35.559cm" draw:transform="rotate (-1.5707963267949) translate (58.434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83" draw:text-style-name="P27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43" draw:text-style-name="P21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687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84" draw:text-style-name="P27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1" draw:text-style-name="P21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941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85" draw:text-style-name="P27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9" draw:text-style-name="P23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196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45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704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957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3" draw:layer="layout" svg:width="12.649cm" svg:height="12.649cm" draw:transform="rotate (-1.5707963267949) translate (36.625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212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466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86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87" draw:text-style-name="P6" draw:layer="layout" svg:x1="25.042cm" svg:y1="5.856cm" svg:x2="25.042cm" svg:y2="13.451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7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88" draw:text-style-name="P18" draw:layer="layout" svg:width="10.414cm" svg:height="10.415cm" draw:transform="rotate (-1.5707963267949) translate (35.65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87" draw:text-style-name="P6" draw:layer="layout" svg:x1="25.442cm" svg:y1="5.855cm" svg:x2="25.442cm" svg:y2="13.45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974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87" draw:text-style-name="P6" draw:layer="layout" svg:x1="25.842cm" svg:y1="5.854cm" svg:x2="25.842cm" svg:y2="13.449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6.242cm" svg:y1="5.855cm" svg:x2="26.242cm" svg:y2="13.45cm">
          <text:p/>
        </draw:lin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8.001cm" svg:height="8.001cm" draw:transform="rotate (-1.5707963267949) translate (34.464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6.67cm" svg:y1="5.856cm" svg:x2="26.67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7.239cm" svg:height="7.239cm" draw:transform="rotate (-1.5707963267949) translate (34.081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7.051cm" svg:y1="5.857cm" svg:x2="27.051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7.483cm" svg:y1="5.865cm" svg:x2="27.48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5.613cm" svg:height="5.613cm" draw:transform="rotate (-1.5707963267949) translate (33.268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7.864cm" svg:y1="5.864cm" svg:x2="27.864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8.321cm" svg:y1="5.863cm" svg:x2="28.32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8.683cm" svg:y1="5.862cm" svg:x2="28.683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9.083cm" svg:y1="5.861cm" svg:x2="29.083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29.505cm" svg:y1="5.86cm" svg:x2="29.505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1.448cm" svg:height="1.449cm" draw:transform="rotate (-1.5707963267949) translate (31.162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6" draw:layer="layout" svg:x1="30.005cm" svg:y1="5.859cm" svg:x2="30.0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7" draw:text-style-name="P6" draw:layer="layout" svg:x1="30.505cm" svg:y1="5.858cm" svg:x2="30.505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3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1T18:35:56.620000000</dc:date>
    <meta:editing-duration>PT14H42S</meta:editing-duration>
    <meta:editing-cycles>334</meta:editing-cycles>
    <meta:generator>LibreOffice/5.3.1.2$Windows_X86_64 LibreOffice_project/e80a0e0fd1875e1696614d24c32df0f95f03deb2</meta:generator>
    <meta:document-statistic meta:object-count="1650"/>
  </office:meta>
</office:document-meta>
</file>